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rzybliżenie liczby π</text:h>
      <text:section text:style-name="Sect1" text:name="intro">
        <text:p text:style-name="Text_20_body"/>
        <text:section text:style-name="Sect1" text:name="yui_3_17_2_1_1604167030595_44">
          <text:p text:style-name="Text_20_body">Korzystając z generatora liczb pseudolosowych można wyznaczyć przybliżenie liczby π tzw. <text:span text:style-name="Emphasis">metodą Monte Carlo</text:span>. Losujemy ciąg punktów z kwadratu o rozmiarze <text:span text:style-name="Source_20_Text">1</text:span> na <text:span text:style-name="Source_20_Text">1</text:span> i zliczamy punkty, które trafią we wpisaną w ten kwadrat ćwiartkę koła o promieniu <text:span text:style-name="Source_20_Text">1</text:span>. Na podstawie częstości trafień szacujemy stosunek pól obu figur. Mnożąc go przez <text:span text:style-name="Source_20_Text">4</text:span> dostajemy przybliżenie π.</text:p>
          <text:p text:style-name="Text_20_body">Napisz program, który czyta liczbę całkowitą <text:span text:style-name="Source_20_Text">n</text:span>, realizuje ten algorytm i pisze przybliżenie liczby π uzyskane po wylosowaniu <text:span text:style-name="Source_20_Text">n</text:span> punktów.</text:p>
          <text:p text:style-name="Text_20_body">Dla danych</text:p>
          <text:p text:style-name="P1"><text:span text:style-name="Source_20_Text">10000</text:span></text:p>
          <text:p text:style-name="Text_20_body">wynikiem może być</text:p>
          <text:p text:style-name="P1"><text:bookmark text:name="yui_3_17_2_1_1604167030595_43"/><text:span text:style-name="Source_20_Text">3.144800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18:58:03.401939816</meta:creation-date>
    <dc:date>2020-10-31T18:58:33.355569257</dc:date>
    <meta:editing-duration>PT30S</meta:editing-duration>
    <meta:editing-cycles>1</meta:editing-cycles>
    <meta:document-statistic meta:table-count="0" meta:image-count="0" meta:object-count="0" meta:page-count="1" meta:paragraph-count="7" meta:word-count="85" meta:character-count="551" meta:non-whitespace-character-count="473"/>
    <meta:generator>LibreOffice/6.0.7.3$Linux_X86_64 LibreOffice_project/00m0$Build-3</meta:generator>
  </office:meta>
</office:document-meta>
</file>